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.4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P1" style:family="paragraph" style:parent-style-name="Standard">
      <style:text-properties style:font-name-complex="David"/>
    </style:style>
    <style:style style:name="P2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3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>
        <style:tab-stops>
          <style:tab-stop style:position="0.6744in"/>
        </style:tab-stops>
      </style:paragraph-properties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7" style:family="paragraph" style:parent-style-name="Standard">
      <style:text-properties fo:font-weight="bold" style:font-weight-asian="bold" style:font-name-complex="David" style:font-weight-complex="bold"/>
    </style:style>
    <style:style style:name="P8" style:family="paragraph" style:parent-style-name="Standard">
      <style:paragraph-properties>
        <style:tab-stops>
          <style:tab-stop style:position="0.6744in"/>
        </style:tab-stops>
      </style:paragraph-properties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Standard"><text:span text:style-name="T2">פרק</text:span></text:p>
            <text:p text:style-name="Standard"><text:span text:style-name="T4">500</text:span></text:p>
          </table:table-cell>
          <table:table-cell table:style-name="Table1.A1" office:value-type="string">
            <text:p text:style-name="Standard"><text:span text:style-name="T2">מס' הוראה</text:span></text:p>
            <text:p text:style-name="Standard"><text:span text:style-name="T4">503</text:span></text:p>
          </table:table-cell>
          <table:table-cell table:style-name="Table1.A1" office:value-type="string">
            <text:p text:style-name="Standard"><text:span text:style-name="T2">שם ההוראה</text:span></text:p>
            <text:p text:style-name="Standard"><text:span text:style-name="T4">הכנת תיק שטח</text:span></text:p>
          </table:table-cell>
          <table:table-cell table:style-name="Table1.A1" office:value-type="string">
            <text:p text:style-name="Standard"><text:span text:style-name="T2">תחולה</text:span></text:p>
            <text:p text:style-name="Standard"><text:span text:style-name="T4">דצמבר 93</text:span></text:p>
          </table:table-cell>
          <table:table-cell table:style-name="Table1.A1" office:value-type="string">
            <text:p text:style-name="Standard"><text:span text:style-name="T2">עדכון</text:span></text:p>
            <text:p text:style-name="Standard"><text:span text:style-name="T4">נובמבר</text:span></text:p>
            <text:p text:style-name="Standard"><text:span text:style-name="T4">2009</text:span></text:p>
          </table:table-cell>
          <table:table-cell table:style-name="Table1.A1" office:value-type="string">
            <text:p text:style-name="Standard"><text:span text:style-name="T2">עמוד 7</text:span></text:p>
            <text:p text:style-name="Standard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2"/>
      <text:p text:style-name="P5"><text:span text:style-name="T5">נתונים עיקריים לשלבים הראשונים לטיפול באירוע</text:span></text:p>
      <text:p text:style-name="Standard"><text:span text:style-name="T4">תיק <text:s/></text:span><text:span text:style-name="T6">: 81001<text:tab/></text:span></text:p>
      <text:p text:style-name="P6"/>
      <text:p text:style-name="Standard"><text:span text:style-name="T4">שם העסק/מבנה</text:span><text:span text:style-name="T3"> <text:s text:c="2"/></text:span><text:span text:style-name="T1"><text:s text:c="2"/>מבנה <text:s/>קטינה אורי ובניו מבנה מסחר מעל קומות מרתף</text:span></text:p>
      <text:p text:style-name="P7"/>
      <text:p text:style-name="Standard"><text:span text:style-name="T4">כתובת</text:span><text:span text:style-name="T3"> </text:span><text:span text:style-name="T4"><text:s text:c="2"/></text:span><text:span text:style-name="T1">רוזנסקי 11 פינת רח' לוי משה </text:span></text:p>
      <text:p text:style-name="P7"/>
      <text:p text:style-name="Standard"><text:span text:style-name="T4">טלפון</text:span><text:span text:style-name="T1"> <text:s text:c="20"/></text:span><text:span text:style-name="T4">054-8191273, 054-8191270</text:span></text:p>
      <text:p text:style-name="P7"/>
      <text:p text:style-name="Standard"><text:span text:style-name="T4">המפתחות נמצאים</text:span><text:span text:style-name="T1"> <text:s/>זיו קטינה 054-8191270</text:span></text:p>
      <text:p text:style-name="P3"/>
      <text:p text:style-name="Standard"><text:span text:style-name="T4">מיקום מפסק זרם ראשי</text:span><text:span text:style-name="T1"> <text:s text:c="2"/>מפסק חשמל ציבורי בחדר מונים בפרוזדור פנימי בקומת קרקע</text:span></text:p>
      <text:p text:style-name="P3"/>
      <text:p text:style-name="Standard"><text:span text:style-name="T4">גנרטור: </text:span><text:span text:style-name="T1">קיים – מפלס חניון (2-) מפסק על גבי הגנרטור</text:span></text:p>
      <text:p text:style-name="Standard"><text:span text:style-name="T4">מיקום ברזי כיבוי עיקריים "3</text:span><text:span text:style-name="T1"> <text:s/>רח' רוזנסקי 11 וגם בחזית מערבית ומזרחית</text:span></text:p>
      <text:p text:style-name="P3"/>
      <text:p text:style-name="P3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><text:span text:style-name="T7">שם העובד</text:span></text:p>
          </table:table-cell>
          <table:table-cell table:style-name="Table2.A1" office:value-type="string">
            <text:p text:style-name="Standard"><text:span text:style-name="T1">תפקיד</text:span></text:p>
          </table:table-cell>
          <table:table-cell table:style-name="Table2.A1" office:value-type="string">
            <text:p text:style-name="Standard"><text:span text:style-name="T1">טל' בבית</text:span></text:p>
          </table:table-cell>
          <table:table-cell table:style-name="Table2.A1" office:value-type="string">
            <text:p text:style-name="Standard"><text:span text:style-name="T1">נייד</text:span></text:p>
          </table:table-cell>
          <table:table-cell table:style-name="Table2.A1" office:value-type="string">
            <text:p text:style-name="Standard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">יגאל קטינה</text:span></text:p>
          </table:table-cell>
          <table:table-cell table:style-name="Table2.A1" office:value-type="string">
            <text:p text:style-name="Standard"><text:span text:style-name="T1">מנהל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><text:span text:style-name="T1">054-8191273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1">זיו קטינה</text:span></text:p>
          </table:table-cell>
          <table:table-cell table:style-name="Table2.A1" office:value-type="string">
            <text:p text:style-name="Standard"><text:span text:style-name="T1">מנהל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><text:span text:style-name="T1">054-8191270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Standard"><text:span text:style-name="T1">ניב קטינה</text:span></text:p>
          </table:table-cell>
          <table:table-cell table:style-name="Table2.A1" office:value-type="string">
            <text:p text:style-name="Standard"><text:span text:style-name="T1">מנהל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><text:span text:style-name="T1">054-8191275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</table:table>
      <text:p text:style-name="P4"/>
      <text:p text:style-name="P8"><text:span text:style-name="T3"><text:tab/></text:span></text:p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1">מתאני אש: רהיטים בקומה1-, בקרקע וגלריות, חנות בגדים בקומה1-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חניונים במפלסים (1-,2-)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חדר חשמל ראשי – בקרבת כניסה המזרחית בקומת הקרקע</text:span>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</table:table>
      <text:p text:style-name="Standard"><text:span text:style-name="T1"><text:s text:c="525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5"><text:span text:style-name="T1">שם החומר</text:span></text:p>
          </table:table-cell>
          <table:table-cell table:style-name="Table4.A1" office:value-type="string">
            <text:p text:style-name="P5"><text:span text:style-name="T1">מס' או"מ</text:span></text:p>
          </table:table-cell>
          <table:table-cell table:style-name="Table4.A1" office:value-type="string">
            <text:p text:style-name="P5"><text:span text:style-name="T1">שם החומר</text:span></text:p>
          </table:table-cell>
          <table:table-cell table:style-name="Table4.A1" office:value-type="string">
            <text:p text:style-name="P5"><text:span text:style-name="T1">מס' או"מ</text:span></text:p>
          </table:table-cell>
          <table:table-cell table:style-name="Table4.A1" office:value-type="string">
            <text:p text:style-name="P5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Standard"><text:span text:style-name="T1">סולר</text:span></text:p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Standard"><text:span text:style-name="T1">בחדר גנרטור 2-</text:span>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Standard"><text:span text:style-name="T1">2 חדרי מדרגות אש, ניתוק חשמל הציבורי בחדר חשמל בקומת הקרקע ליד כניסה המזרחית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מערכת מתזים וגלאים בכל המבנה, חדר משאבות ב2-, חניונים תת קרקעים 2-,1-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מערכת יניקת עשן בקומה 2-,1- ע"י מפוחים, פתחים קבועים בחניון 1-, מפוח בחנות המזרחית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בקומה1-, פתחים קבועים בחנות המערבית בקומה1-, רכזת גילוי אש בכניסה המזרחית</text:span><text:bookmark text:name="_GoBack"/></text:p>
          </table:table-cell>
        </table:table-row>
      </table:table>
      <text:p text:style-name="P3"/>
      <text:p text:style-name="P3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Standard"><text:span text:style-name="T3">הוראות נציב כבאות והצלה ומפקח כבאות ראשי</text:span></text:p>
            <text:p text:style-name="P3"><text:soft-pag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אתי מנצור</meta:initial-creator>
    <dc:creator>מיכאל נפתלייב</dc:creator>
    <meta:editing-cycles>4</meta:editing-cycles>
    <meta:print-date>2012-01-05T12:00:00</meta:print-date>
    <meta:creation-date>2014-03-30T12:44:00</meta:creation-date>
    <dc:date>2014-04-07T13:15:00</dc:date>
    <meta:editing-duration>PT11S</meta:editing-duration>
    <meta:generator>OpenOffice/4.0.1$Win32 OpenOffice.org_project/401m5$Build-9714</meta:generator>
    <meta:document-statistic meta:table-count="6" meta:image-count="0" meta:object-count="0" meta:page-count="2" meta:paragraph-count="59" meta:word-count="241" meta:character-count="177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